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86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3cm" svg:height="9.004cm" svg:x="7.997cm" svg:y="6.852cm">
            <draw:object draw:notify-on-update-of-ranges="Sheet1.B1:Sheet1.B1 Sheet1.B2:Sheet1.B40 Sheet1.C1:Sheet1.C1 Sheet1.C2:Sheet1.C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id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andardVariation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andardVar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3.878" calcext:value-type="float">
            <text:p>13,8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6" calcext:value-type="float">
            <text:p>0,166</text:p>
          </table:table-cell>
          <table:table-cell office:value-type="float" office:value="-0.329" calcext:value-type="float">
            <text:p>-0,329</text:p>
          </table:table-cell>
          <table:table-cell office:value-type="float" office:value="0.615" calcext:value-type="float">
            <text:p>0,615</text:p>
          </table:table-cell>
          <table:table-cell office:value-type="float" office:value="0.912" calcext:value-type="float">
            <text:p>0,912</text:p>
          </table:table-cell>
          <table:table-cell office:value-type="float" office:value="0.278" calcext:value-type="float">
            <text:p>0,27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2.729" calcext:value-type="float">
            <text:p>22,729</text:p>
          </table:table-cell>
          <table:table-cell office:value-type="float" office:value="-91.405" calcext:value-type="float">
            <text:p>-91,405</text:p>
          </table:table-cell>
          <table:table-cell office:value-type="float" office:value="19.41" calcext:value-type="float">
            <text:p>19,41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.016" calcext:value-type="float">
            <text:p>7,0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25" calcext:value-type="float">
            <text:p>0,825</text:p>
          </table:table-cell>
          <table:table-cell office:value-type="float" office:value="-0.685" calcext:value-type="float">
            <text:p>-0,685</text:p>
          </table:table-cell>
          <table:table-cell office:value-type="float" office:value="1.224" calcext:value-type="float">
            <text:p>1,224</text:p>
          </table:table-cell>
          <table:table-cell office:value-type="float" office:value="0.912" calcext:value-type="float">
            <text:p>0,912</text:p>
          </table:table-cell>
          <table:table-cell office:value-type="float" office:value="0.278" calcext:value-type="float">
            <text:p>0,2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4.785" calcext:value-type="float">
            <text:p>24,785</text:p>
          </table:table-cell>
          <table:table-cell office:value-type="float" office:value="-53.524" calcext:value-type="float">
            <text:p>-53,524</text:p>
          </table:table-cell>
          <table:table-cell office:value-type="float" office:value="7.739" calcext:value-type="float">
            <text:p>7,739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5.649" calcext:value-type="float">
            <text:p>5,6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25" calcext:value-type="float">
            <text:p>0,125</text:p>
          </table:table-cell>
          <table:table-cell office:value-type="float" office:value="0.326" calcext:value-type="float">
            <text:p>0,326</text:p>
          </table:table-cell>
          <table:table-cell office:value-type="float" office:value="0.651" calcext:value-type="float">
            <text:p>0,651</text:p>
          </table:table-cell>
          <table:table-cell office:value-type="float" office:value="0.912" calcext:value-type="float">
            <text:p>0,912</text:p>
          </table:table-cell>
          <table:table-cell office:value-type="float" office:value="0.278" calcext:value-type="float">
            <text:p>0,27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2.312" calcext:value-type="float">
            <text:p>22,312</text:p>
          </table:table-cell>
          <table:table-cell office:value-type="float" office:value="-17.205" calcext:value-type="float">
            <text:p>-17,205</text:p>
          </table:table-cell>
          <table:table-cell office:value-type="float" office:value="5.358" calcext:value-type="float">
            <text:p>5,358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4.336" calcext:value-type="float">
            <text:p>4,3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57" calcext:value-type="float">
            <text:p>0,557</text:p>
          </table:table-cell>
          <table:table-cell office:value-type="float" office:value="0.53" calcext:value-type="float">
            <text:p>0,53</text:p>
          </table:table-cell>
          <table:table-cell office:value-type="float" office:value="0.961" calcext:value-type="float">
            <text:p>0,961</text:p>
          </table:table-cell>
          <table:table-cell office:value-type="float" office:value="0.912" calcext:value-type="float">
            <text:p>0,912</text:p>
          </table:table-cell>
          <table:table-cell office:value-type="float" office:value="0.278" calcext:value-type="float">
            <text:p>0,27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-1.41" calcext:value-type="float">
            <text:p>-1,41</text:p>
          </table:table-cell>
          <table:table-cell office:value-type="float" office:value="-14.224" calcext:value-type="float">
            <text:p>-14,224</text:p>
          </table:table-cell>
          <table:table-cell office:value-type="float" office:value="4.091" calcext:value-type="float">
            <text:p>4,091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.6" calcext:value-type="float">
            <text:p>409,6</text:p>
          </table:table-cell>
          <table:table-cell office:value-type="float" office:value="2.719" calcext:value-type="float">
            <text:p>2,7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0.263" calcext:value-type="float">
            <text:p>-0,263</text:p>
          </table:table-cell>
          <table:table-cell office:value-type="float" office:value="0.267" calcext:value-type="float">
            <text:p>0,267</text:p>
          </table:table-cell>
          <table:table-cell office:value-type="float" office:value="0.649" calcext:value-type="float">
            <text:p>0,649</text:p>
          </table:table-cell>
          <table:table-cell office:value-type="float" office:value="0.912" calcext:value-type="float">
            <text:p>0,912</text:p>
          </table:table-cell>
          <table:table-cell office:value-type="float" office:value="0.278" calcext:value-type="float">
            <text:p>0,27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.149" calcext:value-type="float">
            <text:p>3,149</text:p>
          </table:table-cell>
          <table:table-cell office:value-type="float" office:value="6.939" calcext:value-type="float">
            <text:p>6,939</text:p>
          </table:table-cell>
          <table:table-cell office:value-type="float" office:value="3.078" calcext:value-type="float">
            <text:p>3,078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409.6" calcext:value-type="float">
            <text:p>409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7.68" calcext:value-type="float">
            <text:p>327,68</text:p>
          </table:table-cell>
          <table:table-cell office:value-type="float" office:value="2.609" calcext:value-type="float">
            <text:p>2,6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769" calcext:value-type="float">
            <text:p>-0,769</text:p>
          </table:table-cell>
          <table:table-cell office:value-type="float" office:value="0.03" calcext:value-type="float">
            <text:p>0,03</text:p>
          </table:table-cell>
          <table:table-cell office:value-type="float" office:value="0.965" calcext:value-type="float">
            <text:p>0,965</text:p>
          </table:table-cell>
          <table:table-cell office:value-type="float" office:value="0.912" calcext:value-type="float">
            <text:p>0,912</text:p>
          </table:table-cell>
          <table:table-cell office:value-type="float" office:value="0.278" calcext:value-type="float">
            <text:p>0,27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.096" calcext:value-type="float">
            <text:p>-1,096</text:p>
          </table:table-cell>
          <table:table-cell office:value-type="float" office:value="-2.129" calcext:value-type="float">
            <text:p>-2,129</text:p>
          </table:table-cell>
          <table:table-cell office:value-type="float" office:value="1.582" calcext:value-type="float">
            <text:p>1,582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327.68" calcext:value-type="float">
            <text:p>327,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2.144" calcext:value-type="float">
            <text:p>262,144</text:p>
          </table:table-cell>
          <table:table-cell office:value-type="float" office:value="2.681" calcext:value-type="float">
            <text:p>2,68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099" calcext:value-type="float">
            <text:p>1,099</text:p>
          </table:table-cell>
          <table:table-cell office:value-type="float" office:value="0.904" calcext:value-type="float">
            <text:p>0,904</text:p>
          </table:table-cell>
          <table:table-cell office:value-type="float" office:value="1.263" calcext:value-type="float">
            <text:p>1,263</text:p>
          </table:table-cell>
          <table:table-cell office:value-type="float" office:value="0.912" calcext:value-type="float">
            <text:p>0,912</text:p>
          </table:table-cell>
          <table:table-cell office:value-type="float" office:value="0.278" calcext:value-type="float">
            <text:p>0,27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.117" calcext:value-type="float">
            <text:p>1,117</text:p>
          </table:table-cell>
          <table:table-cell office:value-type="float" office:value="1.443" calcext:value-type="float">
            <text:p>1,443</text:p>
          </table:table-cell>
          <table:table-cell office:value-type="float" office:value="1.384" calcext:value-type="float">
            <text:p>1,384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262.144" calcext:value-type="float">
            <text:p>262,1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9.715" calcext:value-type="float">
            <text:p>209,715</text:p>
          </table:table-cell>
          <table:table-cell office:value-type="float" office:value="1.432" calcext:value-type="float">
            <text:p>1,4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032" calcext:value-type="float">
            <text:p>1,032</text:p>
          </table:table-cell>
          <table:table-cell office:value-type="float" office:value="0.009" calcext:value-type="float">
            <text:p>0,009</text:p>
          </table:table-cell>
          <table:table-cell office:value-type="float" office:value="1.018" calcext:value-type="float">
            <text:p>1,018</text:p>
          </table:table-cell>
          <table:table-cell office:value-type="float" office:value="0.912" calcext:value-type="float">
            <text:p>0,912</text:p>
          </table:table-cell>
          <table:table-cell office:value-type="float" office:value="0.278" calcext:value-type="float">
            <text:p>0,27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-0.393" calcext:value-type="float">
            <text:p>-0,393</text:p>
          </table:table-cell>
          <table:table-cell office:value-type="float" office:value="1.717" calcext:value-type="float">
            <text:p>1,717</text:p>
          </table:table-cell>
          <table:table-cell office:value-type="float" office:value="1.692" calcext:value-type="float">
            <text:p>1,692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209.715" calcext:value-type="float">
            <text:p>209,7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.772" calcext:value-type="float">
            <text:p>167,772</text:p>
          </table:table-cell>
          <table:table-cell office:value-type="float" office:value="2.545" calcext:value-type="float">
            <text:p>2,5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.142" calcext:value-type="float">
            <text:p>-1,142</text:p>
          </table:table-cell>
          <table:table-cell office:value-type="float" office:value="-0.718" calcext:value-type="float">
            <text:p>-0,718</text:p>
          </table:table-cell>
          <table:table-cell office:value-type="float" office:value="1.278" calcext:value-type="float">
            <text:p>1,278</text:p>
          </table:table-cell>
          <table:table-cell office:value-type="float" office:value="0.912" calcext:value-type="float">
            <text:p>0,912</text:p>
          </table:table-cell>
          <table:table-cell office:value-type="float" office:value="0.278" calcext:value-type="float">
            <text:p>0,27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-0.393" calcext:value-type="float">
            <text:p>-0,393</text:p>
          </table:table-cell>
          <table:table-cell office:value-type="float" office:value="1.717" calcext:value-type="float">
            <text:p>1,717</text:p>
          </table:table-cell>
          <table:table-cell office:value-type="float" office:value="1.692" calcext:value-type="float">
            <text:p>1,692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167.772" calcext:value-type="float">
            <text:p>167,7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.218" calcext:value-type="float">
            <text:p>134,218</text:p>
          </table:table-cell>
          <table:table-cell office:value-type="float" office:value="2.465" calcext:value-type="float">
            <text:p>2,4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0.032" calcext:value-type="float">
            <text:p>-0,032</text:p>
          </table:table-cell>
          <table:table-cell office:value-type="float" office:value="-0.241" calcext:value-type="float">
            <text:p>-0,241</text:p>
          </table:table-cell>
          <table:table-cell office:value-type="float" office:value="0.493" calcext:value-type="float">
            <text:p>0,493</text:p>
          </table:table-cell>
          <table:table-cell office:value-type="float" office:value="0.912" calcext:value-type="float">
            <text:p>0,912</text:p>
          </table:table-cell>
          <table:table-cell office:value-type="float" office:value="0.278" calcext:value-type="float">
            <text:p>0,27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-0.393" calcext:value-type="float">
            <text:p>-0,393</text:p>
          </table:table-cell>
          <table:table-cell office:value-type="float" office:value="1.717" calcext:value-type="float">
            <text:p>1,717</text:p>
          </table:table-cell>
          <table:table-cell office:value-type="float" office:value="1.692" calcext:value-type="float">
            <text:p>1,692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134.218" calcext:value-type="float">
            <text:p>134,2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.374" calcext:value-type="float">
            <text:p>107,374</text:p>
          </table:table-cell>
          <table:table-cell office:value-type="float" office:value="2.64" calcext:value-type="float">
            <text:p>2,64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1.827" calcext:value-type="float">
            <text:p>1,827</text:p>
          </table:table-cell>
          <table:table-cell office:value-type="float" office:value="-3.378" calcext:value-type="float">
            <text:p>-3,378</text:p>
          </table:table-cell>
          <table:table-cell office:value-type="float" office:value="2.465" calcext:value-type="float">
            <text:p>2,465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107.374" calcext:value-type="float">
            <text:p>107,3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.899" calcext:value-type="float">
            <text:p>85,899</text:p>
          </table:table-cell>
          <table:table-cell office:value-type="float" office:value="3.056" calcext:value-type="float">
            <text:p>3,056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-20.941" calcext:value-type="float">
            <text:p>-20,941</text:p>
          </table:table-cell>
          <table:table-cell office:value-type="float" office:value="-11.085" calcext:value-type="float">
            <text:p>-11,085</text:p>
          </table:table-cell>
          <table:table-cell office:value-type="float" office:value="4.9" calcext:value-type="float">
            <text:p>4,9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85.899" calcext:value-type="float">
            <text:p>85,8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.719" calcext:value-type="float">
            <text:p>68,719</text:p>
          </table:table-cell>
          <table:table-cell office:value-type="float" office:value="2.903" calcext:value-type="float">
            <text:p>2,90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-6.254" calcext:value-type="float">
            <text:p>-6,254</text:p>
          </table:table-cell>
          <table:table-cell office:value-type="float" office:value="-1.228" calcext:value-type="float">
            <text:p>-1,228</text:p>
          </table:table-cell>
          <table:table-cell office:value-type="float" office:value="2.59" calcext:value-type="float">
            <text:p>2,59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68.719" calcext:value-type="float">
            <text:p>68,7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.976" calcext:value-type="float">
            <text:p>54,976</text:p>
          </table:table-cell>
          <table:table-cell office:value-type="float" office:value="3.553" calcext:value-type="float">
            <text:p>3,553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-15.195" calcext:value-type="float">
            <text:p>-15,195</text:p>
          </table:table-cell>
          <table:table-cell office:value-type="float" office:value="-22.834" calcext:value-type="float">
            <text:p>-22,834</text:p>
          </table:table-cell>
          <table:table-cell office:value-type="float" office:value="6.132" calcext:value-type="float">
            <text:p>6,132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54.976" calcext:value-type="float">
            <text:p>54,9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.98" calcext:value-type="float">
            <text:p>43,98</text:p>
          </table:table-cell>
          <table:table-cell office:value-type="float" office:value="4.517" calcext:value-type="float">
            <text:p>4,517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1.279" calcext:value-type="float">
            <text:p>1,279</text:p>
          </table:table-cell>
          <table:table-cell office:value-type="float" office:value="-33.032" calcext:value-type="float">
            <text:p>-33,032</text:p>
          </table:table-cell>
          <table:table-cell office:value-type="float" office:value="5.833" calcext:value-type="float">
            <text:p>5,833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43.98" calcext:value-type="float">
            <text:p>43,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.184" calcext:value-type="float">
            <text:p>35,184</text:p>
          </table:table-cell>
          <table:table-cell office:value-type="float" office:value="6.766" calcext:value-type="float">
            <text:p>6,766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-10.15" calcext:value-type="float">
            <text:p>-10,15</text:p>
          </table:table-cell>
          <table:table-cell office:value-type="float" office:value="-3.311" calcext:value-type="float">
            <text:p>-3,311</text:p>
          </table:table-cell>
          <table:table-cell office:value-type="float" office:value="6.432" calcext:value-type="float">
            <text:p>6,432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35.184" calcext:value-type="float">
            <text:p>35,1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147" calcext:value-type="float">
            <text:p>28,147</text:p>
          </table:table-cell>
          <table:table-cell office:value-type="float" office:value="4.725" calcext:value-type="float">
            <text:p>4,725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5.007" calcext:value-type="float">
            <text:p>5,007</text:p>
          </table:table-cell>
          <table:table-cell office:value-type="float" office:value="-3.252" calcext:value-type="float">
            <text:p>-3,252</text:p>
          </table:table-cell>
          <table:table-cell office:value-type="float" office:value="3.649" calcext:value-type="float">
            <text:p>3,649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28.147" calcext:value-type="float">
            <text:p>28,1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.518" calcext:value-type="float">
            <text:p>22,518</text:p>
          </table:table-cell>
          <table:table-cell office:value-type="float" office:value="6.48" calcext:value-type="float">
            <text:p>6,48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14.237" calcext:value-type="float">
            <text:p>14,237</text:p>
          </table:table-cell>
          <table:table-cell office:value-type="float" office:value="-8.484" calcext:value-type="float">
            <text:p>-8,484</text:p>
          </table:table-cell>
          <table:table-cell office:value-type="float" office:value="4.415" calcext:value-type="float">
            <text:p>4,415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22.518" calcext:value-type="float">
            <text:p>22,5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014" calcext:value-type="float">
            <text:p>18,014</text:p>
          </table:table-cell>
          <table:table-cell office:value-type="float" office:value="8.068" calcext:value-type="float">
            <text:p>8,068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0.48" calcext:value-type="float">
            <text:p>0,48</text:p>
          </table:table-cell>
          <table:table-cell office:value-type="float" office:value="20.211" calcext:value-type="float">
            <text:p>20,211</text:p>
          </table:table-cell>
          <table:table-cell office:value-type="float" office:value="4.559" calcext:value-type="float">
            <text:p>4,559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18.014" calcext:value-type="float">
            <text:p>18,0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412" calcext:value-type="float">
            <text:p>14,412</text:p>
          </table:table-cell>
          <table:table-cell office:value-type="float" office:value="7.796" calcext:value-type="float">
            <text:p>7,796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27.225" calcext:value-type="float">
            <text:p>27,225</text:p>
          </table:table-cell>
          <table:table-cell office:value-type="float" office:value="-7.314" calcext:value-type="float">
            <text:p>-7,314</text:p>
          </table:table-cell>
          <table:table-cell office:value-type="float" office:value="5.371" calcext:value-type="float">
            <text:p>5,371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14.412" calcext:value-type="float">
            <text:p>14,4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529" calcext:value-type="float">
            <text:p>11,529</text:p>
          </table:table-cell>
          <table:table-cell office:value-type="float" office:value="6.795" calcext:value-type="float">
            <text:p>6,795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13.581" calcext:value-type="float">
            <text:p>13,581</text:p>
          </table:table-cell>
          <table:table-cell office:value-type="float" office:value="4.698" calcext:value-type="float">
            <text:p>4,698</text:p>
          </table:table-cell>
          <table:table-cell office:value-type="float" office:value="4.317" calcext:value-type="float">
            <text:p>4,317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11.529" calcext:value-type="float">
            <text:p>11,5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223" calcext:value-type="float">
            <text:p>9,223</text:p>
          </table:table-cell>
          <table:table-cell office:value-type="float" office:value="11.517" calcext:value-type="float">
            <text:p>11,517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-66.115" calcext:value-type="float">
            <text:p>-66,115</text:p>
          </table:table-cell>
          <table:table-cell office:value-type="float" office:value="-53.389" calcext:value-type="float">
            <text:p>-53,389</text:p>
          </table:table-cell>
          <table:table-cell office:value-type="float" office:value="15.32" calcext:value-type="float">
            <text:p>15,32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9.223" calcext:value-type="float">
            <text:p>9,2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379" calcext:value-type="float">
            <text:p>7,379</text:p>
          </table:table-cell>
          <table:table-cell office:value-type="float" office:value="7.719" calcext:value-type="float">
            <text:p>7,719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-67.763" calcext:value-type="float">
            <text:p>-67,763</text:p>
          </table:table-cell>
          <table:table-cell office:value-type="float" office:value="1.8" calcext:value-type="float">
            <text:p>1,8</text:p>
          </table:table-cell>
          <table:table-cell office:value-type="float" office:value="8.247" calcext:value-type="float">
            <text:p>8,247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7.379" calcext:value-type="float">
            <text:p>7,3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903" calcext:value-type="float">
            <text:p>5,903</text:p>
          </table:table-cell>
          <table:table-cell office:value-type="float" office:value="9.861" calcext:value-type="float">
            <text:p>9,861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-84.057" calcext:value-type="float">
            <text:p>-84,057</text:p>
          </table:table-cell>
          <table:table-cell office:value-type="float" office:value="7.325" calcext:value-type="float">
            <text:p>7,325</text:p>
          </table:table-cell>
          <table:table-cell office:value-type="float" office:value="16.653" calcext:value-type="float">
            <text:p>16,653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5.903" calcext:value-type="float">
            <text:p>5,9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722" calcext:value-type="float">
            <text:p>4,722</text:p>
          </table:table-cell>
          <table:table-cell office:value-type="float" office:value="10.829" calcext:value-type="float">
            <text:p>10,829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-60.039" calcext:value-type="float">
            <text:p>-60,039</text:p>
          </table:table-cell>
          <table:table-cell office:value-type="float" office:value="-60.628" calcext:value-type="float">
            <text:p>-60,628</text:p>
          </table:table-cell>
          <table:table-cell office:value-type="float" office:value="14.464" calcext:value-type="float">
            <text:p>14,464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4.722" calcext:value-type="float">
            <text:p>4,7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778" calcext:value-type="float">
            <text:p>3,778</text:p>
          </table:table-cell>
          <table:table-cell office:value-type="float" office:value="15.547" calcext:value-type="float">
            <text:p>15,547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-31.514" calcext:value-type="float">
            <text:p>-31,514</text:p>
          </table:table-cell>
          <table:table-cell office:value-type="float" office:value="-63.385" calcext:value-type="float">
            <text:p>-63,385</text:p>
          </table:table-cell>
          <table:table-cell office:value-type="float" office:value="14.139" calcext:value-type="float">
            <text:p>14,139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3.778" calcext:value-type="float">
            <text:p>3,7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022" calcext:value-type="float">
            <text:p>3,022</text:p>
          </table:table-cell>
          <table:table-cell office:value-type="float" office:value="14.399" calcext:value-type="float">
            <text:p>14,399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2.706" calcext:value-type="float">
            <text:p>2,706</text:p>
          </table:table-cell>
          <table:table-cell office:value-type="float" office:value="-46.376" calcext:value-type="float">
            <text:p>-46,376</text:p>
          </table:table-cell>
          <table:table-cell office:value-type="float" office:value="11.168" calcext:value-type="float">
            <text:p>11,168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3.022" calcext:value-type="float">
            <text:p>3,0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418" calcext:value-type="float">
            <text:p>2,418</text:p>
          </table:table-cell>
          <table:table-cell office:value-type="float" office:value="11.786" calcext:value-type="float">
            <text:p>11,786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-43.656" calcext:value-type="float">
            <text:p>-43,656</text:p>
          </table:table-cell>
          <table:table-cell office:value-type="float" office:value="11.395" calcext:value-type="float">
            <text:p>11,395</text:p>
          </table:table-cell>
          <table:table-cell office:value-type="float" office:value="7.298" calcext:value-type="float">
            <text:p>7,298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2.418" calcext:value-type="float">
            <text:p>2,4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934" calcext:value-type="float">
            <text:p>1,934</text:p>
          </table:table-cell>
          <table:table-cell office:value-type="float" office:value="12.234" calcext:value-type="float">
            <text:p>12,234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-54.536" calcext:value-type="float">
            <text:p>-54,536</text:p>
          </table:table-cell>
          <table:table-cell office:value-type="float" office:value="18.134" calcext:value-type="float">
            <text:p>18,134</text:p>
          </table:table-cell>
          <table:table-cell office:value-type="float" office:value="10.526" calcext:value-type="float">
            <text:p>10,526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1.934" calcext:value-type="float">
            <text:p>1,9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547" calcext:value-type="float">
            <text:p>1,547</text:p>
          </table:table-cell>
          <table:table-cell office:value-type="float" office:value="12.719" calcext:value-type="float">
            <text:p>12,719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-73.848" calcext:value-type="float">
            <text:p>-73,848</text:p>
          </table:table-cell>
          <table:table-cell office:value-type="float" office:value="60.728" calcext:value-type="float">
            <text:p>60,728</text:p>
          </table:table-cell>
          <table:table-cell office:value-type="float" office:value="18.217" calcext:value-type="float">
            <text:p>18,217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1.547" calcext:value-type="float">
            <text:p>1,5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38" calcext:value-type="float">
            <text:p>1,238</text:p>
          </table:table-cell>
          <table:table-cell office:value-type="float" office:value="14.156" calcext:value-type="float">
            <text:p>14,156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-75.246" calcext:value-type="float">
            <text:p>-75,246</text:p>
          </table:table-cell>
          <table:table-cell office:value-type="float" office:value="-6.809" calcext:value-type="float">
            <text:p>-6,809</text:p>
          </table:table-cell>
          <table:table-cell office:value-type="float" office:value="11.742" calcext:value-type="float">
            <text:p>11,742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1.238" calcext:value-type="float">
            <text:p>1,2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,99</text:p>
          </table:table-cell>
          <table:table-cell office:value-type="float" office:value="11.927" calcext:value-type="float">
            <text:p>11,927</text:p>
          </table:table-cell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-40.006" calcext:value-type="float">
            <text:p>-40,006</text:p>
          </table:table-cell>
          <table:table-cell office:value-type="float" office:value="-14.834" calcext:value-type="float">
            <text:p>-14,834</text:p>
          </table:table-cell>
          <table:table-cell office:value-type="float" office:value="10.483" calcext:value-type="float">
            <text:p>10,483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92" calcext:value-type="float">
            <text:p>0,792</text:p>
          </table:table-cell>
          <table:table-cell office:value-type="float" office:value="14.243" calcext:value-type="float">
            <text:p>14,243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-76.221" calcext:value-type="float">
            <text:p>-76,221</text:p>
          </table:table-cell>
          <table:table-cell office:value-type="float" office:value="-32.172" calcext:value-type="float">
            <text:p>-32,172</text:p>
          </table:table-cell>
          <table:table-cell office:value-type="float" office:value="18.184" calcext:value-type="float">
            <text:p>18,184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34" calcext:value-type="float">
            <text:p>0,634</text:p>
          </table:table-cell>
          <table:table-cell office:value-type="float" office:value="14.171" calcext:value-type="float">
            <text:p>14,171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-52.694" calcext:value-type="float">
            <text:p>-52,694</text:p>
          </table:table-cell>
          <table:table-cell office:value-type="float" office:value="-59.625" calcext:value-type="float">
            <text:p>-59,625</text:p>
          </table:table-cell>
          <table:table-cell office:value-type="float" office:value="11.792" calcext:value-type="float">
            <text:p>11,792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0.634" calcext:value-type="float">
            <text:p>0,6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07" calcext:value-type="float">
            <text:p>0,507</text:p>
          </table:table-cell>
          <table:table-cell office:value-type="float" office:value="10.954" calcext:value-type="float">
            <text:p>10,954</text:p>
          </table:table-cell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-82.856" calcext:value-type="float">
            <text:p>-82,856</text:p>
          </table:table-cell>
          <table:table-cell office:value-type="float" office:value="-79.097" calcext:value-type="float">
            <text:p>-79,097</text:p>
          </table:table-cell>
          <table:table-cell office:value-type="float" office:value="11.346" calcext:value-type="float">
            <text:p>11,346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0.507" calcext:value-type="float">
            <text:p>0,5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06" calcext:value-type="float">
            <text:p>0,406</text:p>
          </table:table-cell>
          <table:table-cell office:value-type="float" office:value="13.066" calcext:value-type="float">
            <text:p>13,066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-100" calcext:value-type="float">
            <text:p>-100</text:p>
          </table:table-cell>
          <table:table-cell office:value-type="float" office:value="-77.991" calcext:value-type="float">
            <text:p>-77,991</text:p>
          </table:table-cell>
          <table:table-cell office:value-type="float" office:value="11.902" calcext:value-type="float">
            <text:p>11,902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0.406" calcext:value-type="float">
            <text:p>0,4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25" calcext:value-type="float">
            <text:p>0,325</text:p>
          </table:table-cell>
          <table:table-cell office:value-type="float" office:value="12.028" calcext:value-type="float">
            <text:p>12,028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-95.482" calcext:value-type="float">
            <text:p>-95,482</text:p>
          </table:table-cell>
          <table:table-cell office:value-type="float" office:value="-26.196" calcext:value-type="float">
            <text:p>-26,196</text:p>
          </table:table-cell>
          <table:table-cell office:value-type="float" office:value="10.928" calcext:value-type="float">
            <text:p>10,928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0.325" calcext:value-type="float">
            <text:p>0,3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6" calcext:value-type="float">
            <text:p>0,26</text:p>
          </table:table-cell>
          <table:table-cell office:value-type="float" office:value="13.783" calcext:value-type="float">
            <text:p>13,783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-83.098" calcext:value-type="float">
            <text:p>-83,098</text:p>
          </table:table-cell>
          <table:table-cell office:value-type="float" office:value="-28.186" calcext:value-type="float">
            <text:p>-28,186</text:p>
          </table:table-cell>
          <table:table-cell office:value-type="float" office:value="9.63" calcext:value-type="float">
            <text:p>9,63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08" calcext:value-type="float">
            <text:p>0,208</text:p>
          </table:table-cell>
          <table:table-cell office:value-type="float" office:value="11.563" calcext:value-type="float">
            <text:p>11,563</text:p>
          </table:table-cell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-76.448" calcext:value-type="float">
            <text:p>-76,448</text:p>
          </table:table-cell>
          <table:table-cell office:value-type="float" office:value="-18.434" calcext:value-type="float">
            <text:p>-18,434</text:p>
          </table:table-cell>
          <table:table-cell office:value-type="float" office:value="9.747" calcext:value-type="float">
            <text:p>9,747</text:p>
          </table:table-cell>
          <table:table-cell office:value-type="float" office:value="8.209" calcext:value-type="float">
            <text:p>8,209</text:p>
          </table:table-cell>
          <table:table-cell office:value-type="float" office:value="5.144" calcext:value-type="float">
            <text:p>5,144</text:p>
          </table:table-cell>
          <table:table-cell office:value-type="float" office:value="0.208" calcext:value-type="float">
            <text:p>0,2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7T20:25:24.316296407</dc:date>
    <dc:creator>Jacek Hojczak</dc:creator>
    <meta:document-statistic meta:table-count="1" meta:cell-count="465" meta:object-count="1"/>
    <meta:generator>LibreOffice/4.2.6.2$Linux_X86_64 LibreOffice_project/4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legend chart:legend-position="end" svg:x="13.803cm" svg:y="4.203cm" style:legend-expansion="high" chart:style-name="ch2"/>
        <chart:plot-area chart:style-name="ch3" table:cell-range-address="Sheet1.B1:Sheet1.C40" chart:data-source-has-labels="row" svg:x="0.769cm" svg:y="0.855cm" svg:width="12.396cm" svg:height="7.55cm">
          <chartooo:coordinate-region svg:x="1.14cm" svg:y="1.055cm" svg:width="11.403cm" svg:height="6.7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40" chart:label-cell-address="Sheet1.C1:Sheet1.C1" chart:class="chart:scatter">
            <chart:domain table:cell-range-address="Sheet1.B2:Sheet1.B40"/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B2:Sheet1.B40</svg:desc>
                </draw:g>
              </table:table-cell>
              <table:table-cell office:value-type="float" office:value="13.878">
                <text:p>13.878</text:p>
                <draw:g>
                  <svg:desc>Sheet1.C2:Sheet1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7.016">
                <text:p>7.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0">
                <text:p>640</text:p>
              </table:table-cell>
              <table:table-cell office:value-type="float" office:value="5.649">
                <text:p>5.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4.336">
                <text:p>4.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.6">
                <text:p>409.6</text:p>
              </table:table-cell>
              <table:table-cell office:value-type="float" office:value="2.719">
                <text:p>2.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.68">
                <text:p>327.68</text:p>
              </table:table-cell>
              <table:table-cell office:value-type="float" office:value="2.609">
                <text:p>2.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.144">
                <text:p>262.144</text:p>
              </table:table-cell>
              <table:table-cell office:value-type="float" office:value="2.681">
                <text:p>2.6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.715">
                <text:p>209.715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.772">
                <text:p>167.772</text:p>
              </table:table-cell>
              <table:table-cell office:value-type="float" office:value="2.545">
                <text:p>2.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.218">
                <text:p>134.218</text:p>
              </table:table-cell>
              <table:table-cell office:value-type="float" office:value="2.465">
                <text:p>2.4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7.374">
                <text:p>107.374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.899">
                <text:p>85.899</text:p>
              </table:table-cell>
              <table:table-cell office:value-type="float" office:value="3.056">
                <text:p>3.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.719">
                <text:p>68.719</text:p>
              </table:table-cell>
              <table:table-cell office:value-type="float" office:value="2.903">
                <text:p>2.9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976">
                <text:p>54.976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98">
                <text:p>43.98</text:p>
              </table:table-cell>
              <table:table-cell office:value-type="float" office:value="4.517">
                <text:p>4.5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.184">
                <text:p>35.184</text:p>
              </table:table-cell>
              <table:table-cell office:value-type="float" office:value="6.766">
                <text:p>6.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147">
                <text:p>28.147</text:p>
              </table:table-cell>
              <table:table-cell office:value-type="float" office:value="4.725">
                <text:p>4.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518">
                <text:p>22.518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014">
                <text:p>18.014</text:p>
              </table:table-cell>
              <table:table-cell office:value-type="float" office:value="8.068">
                <text:p>8.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412">
                <text:p>14.412</text:p>
              </table:table-cell>
              <table:table-cell office:value-type="float" office:value="7.796">
                <text:p>7.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529">
                <text:p>11.529</text:p>
              </table:table-cell>
              <table:table-cell office:value-type="float" office:value="6.795">
                <text:p>6.7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223">
                <text:p>9.223</text:p>
              </table:table-cell>
              <table:table-cell office:value-type="float" office:value="11.517">
                <text:p>11.5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379">
                <text:p>7.379</text:p>
              </table:table-cell>
              <table:table-cell office:value-type="float" office:value="7.719">
                <text:p>7.7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903">
                <text:p>5.903</text:p>
              </table:table-cell>
              <table:table-cell office:value-type="float" office:value="9.861">
                <text:p>9.8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22">
                <text:p>4.722</text:p>
              </table:table-cell>
              <table:table-cell office:value-type="float" office:value="10.829">
                <text:p>10.8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778">
                <text:p>3.778</text:p>
              </table:table-cell>
              <table:table-cell office:value-type="float" office:value="15.547">
                <text:p>15.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22">
                <text:p>3.022</text:p>
              </table:table-cell>
              <table:table-cell office:value-type="float" office:value="14.399">
                <text:p>14.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18">
                <text:p>2.418</text:p>
              </table:table-cell>
              <table:table-cell office:value-type="float" office:value="11.786">
                <text:p>11.7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34">
                <text:p>1.934</text:p>
              </table:table-cell>
              <table:table-cell office:value-type="float" office:value="12.234">
                <text:p>12.2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47">
                <text:p>1.547</text:p>
              </table:table-cell>
              <table:table-cell office:value-type="float" office:value="12.719">
                <text:p>12.7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38">
                <text:p>1.238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">
                <text:p>0.99</text:p>
              </table:table-cell>
              <table:table-cell office:value-type="float" office:value="11.927">
                <text:p>11.9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92">
                <text:p>0.792</text:p>
              </table:table-cell>
              <table:table-cell office:value-type="float" office:value="14.243">
                <text:p>14.2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34">
                <text:p>0.634</text:p>
              </table:table-cell>
              <table:table-cell office:value-type="float" office:value="14.171">
                <text:p>14.1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07">
                <text:p>0.507</text:p>
              </table:table-cell>
              <table:table-cell office:value-type="float" office:value="10.954">
                <text:p>10.9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06">
                <text:p>0.406</text:p>
              </table:table-cell>
              <table:table-cell office:value-type="float" office:value="13.066">
                <text:p>13.0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5">
                <text:p>0.325</text:p>
              </table:table-cell>
              <table:table-cell office:value-type="float" office:value="12.028">
                <text:p>12.0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">
                <text:p>0.26</text:p>
              </table:table-cell>
              <table:table-cell office:value-type="float" office:value="13.783">
                <text:p>13.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8">
                <text:p>0.208</text:p>
              </table:table-cell>
              <table:table-cell office:value-type="float" office:value="11.563">
                <text:p>11.5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